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2">
  <!-- Generated by Aspose.Words for Java 15.8.0.0 -->
  <office:font-face-decls>
    <style:font-face style:name="Times New Roman" svg:font-family="Times New Roman" style:font-pitch="variable" style:font-family-generic="roman"/>
    <style:font-face style:name="Roboto Regular" svg:font-family="Roboto Regular"/>
    <style:font-face style:name="Roboto Bold" svg:font-family="Roboto Bold"/>
  </office:font-face-decls>
  <office:automatic-styles>
    <style:style style:name="P1" style:family="paragraph" style:parent-style-name="Normal" style:master-page-name="Standard">
      <style:paragraph-properties fo:text-align="justify"/>
    </style:style>
    <style:style style:name="P2" style:family="paragraph" style:parent-style-name="Normal">
      <style:paragraph-properties fo:text-align="justify"/>
    </style:style>
    <style:style style:name="T2_1" style:family="text">
      <style:text-properties style:font-name="Roboto Regular" fo:font-size="18pt" style:font-name-asian="Roboto Regular" style:font-size-asian="18pt" style:font-name-complex="Roboto Regular" fo:font-weight="bold" style:font-weight-asian="bold"/>
    </style:style>
    <style:style style:name="P3" style:family="paragraph" style:parent-style-name="Normal">
      <style:paragraph-properties fo:text-align="justify"/>
    </style:style>
    <style:style style:name="P4" style:family="paragraph" style:parent-style-name="Normal">
      <style:paragraph-properties fo:text-align="justify"/>
    </style:style>
    <style:style style:name="T4_1" style:family="text">
      <style:text-properties fo:font-weight="bold" style:font-weight-asian="bold"/>
    </style:style>
    <style:style style:name="P5" style:family="paragraph" style:parent-style-name="Normal">
      <style:paragraph-properties fo:text-align="justify"/>
    </style:style>
    <style:style style:name="P6" style:family="paragraph" style:parent-style-name="Normal">
      <style:paragraph-properties fo:text-align="justify"/>
    </style:style>
    <style:style style:name="T6_1" style:family="text">
      <style:text-properties fo:letter-spacing="0cm" style:text-line-through-style="none" fo:font-style="normal" style:font-style-asian="normal" fo:color="#000000" style:font-name="Roboto Regular" fo:font-size="12pt" style:font-name-asian="Roboto Regular" style:font-size-asian="12pt" style:font-name-complex="Roboto Regular" fo:font-weight="normal" style:font-weight-asian="normal" style:text-underline-style="none"/>
    </style:style>
    <style:style style:name="P7" style:family="paragraph" style:parent-style-name="Normal">
      <style:paragraph-properties fo:text-align="justify"/>
    </style:style>
    <style:style style:name="P8" style:family="paragraph" style:parent-style-name="Normal">
      <style:paragraph-properties fo:text-align="justify"/>
    </style:style>
    <style:style style:name="P9" style:family="paragraph" style:parent-style-name="Normal">
      <style:paragraph-properties fo:text-align="justify"/>
    </style:style>
    <style:style style:name="T9_1" style:family="text">
      <style:text-properties fo:letter-spacing="0cm" style:text-line-through-style="none" fo:font-style="normal" style:font-style-asian="normal" fo:color="#000000" style:font-name="Roboto Bold" fo:font-size="12pt" style:font-name-asian="Roboto Bold" style:font-size-asian="12pt" style:font-name-complex="Roboto Bold" fo:font-weight="bold" style:font-weight-asian="bold" style:text-underline-style="none"/>
    </style:style>
    <style:style style:name="T9_2" style:family="text">
      <style:text-properties fo:letter-spacing="0cm" style:text-line-through-style="none" fo:font-style="normal" style:font-style-asian="normal" fo:color="#000000" style:font-name="Roboto Regular" fo:font-size="12pt" style:font-name-asian="Roboto Regular" style:font-size-asian="12pt" style:font-name-complex="Roboto Regular" fo:font-weight="normal" style:font-weight-asian="normal" style:text-underline-style="none"/>
    </style:style>
    <style:style style:name="P10" style:family="paragraph" style:parent-style-name="Normal">
      <style:paragraph-properties fo:text-align="justify"/>
    </style:style>
    <style:style style:name="T10_1" style:family="text">
      <style:text-properties fo:letter-spacing="0cm" style:text-line-through-style="none" fo:font-style="normal" style:font-style-asian="normal" fo:color="#000000" style:font-name="Roboto Regular" fo:font-size="12pt" style:font-name-asian="Roboto Regular" style:font-size-asian="12pt" style:font-name-complex="Roboto Regular" fo:font-weight="normal" style:font-weight-asian="normal" style:text-underline-style="none"/>
    </style:style>
    <style:style style:name="P11" style:family="paragraph" style:parent-style-name="Normal">
      <style:paragraph-properties fo:text-align="justify"/>
    </style:style>
    <style:style style:name="P12" style:family="paragraph" style:parent-style-name="Normal">
      <style:paragraph-properties fo:text-align="justify"/>
    </style:style>
    <style:style style:name="T12_1" style:family="text">
      <style:text-properties fo:letter-spacing="0cm" style:text-line-through-style="none" fo:font-style="normal" style:font-style-asian="normal" fo:color="#000000" style:font-name="Roboto Bold" fo:font-size="12pt" style:font-name-asian="Roboto Bold" style:font-size-asian="12pt" style:font-name-complex="Roboto Bold" fo:font-weight="bold" style:font-weight-asian="bold" style:text-underline-style="none"/>
    </style:style>
    <style:style style:name="P13" style:family="paragraph" style:parent-style-name="Normal">
      <style:paragraph-properties fo:text-align="justify"/>
    </style:style>
    <style:style style:name="T13_1" style:family="text">
      <style:text-properties fo:letter-spacing="0cm" style:text-line-through-style="none" fo:font-style="normal" style:font-style-asian="normal" fo:color="#000000" style:font-name="Roboto Regular" fo:font-size="12pt" style:font-name-asian="Roboto Regular" style:font-size-asian="12pt" style:font-name-complex="Roboto Regular" fo:font-weight="normal" style:font-weight-asian="normal" style:text-underline-style="none"/>
    </style:style>
    <style:style style:name="P14" style:family="paragraph" style:parent-style-name="Normal">
      <style:paragraph-properties fo:text-align="justify"/>
    </style:style>
    <style:style style:name="T14_1" style:family="text">
      <style:text-properties fo:letter-spacing="0cm" style:text-line-through-style="none" fo:font-style="normal" style:font-style-asian="normal" fo:color="#000000" style:font-name="Roboto Regular" fo:font-size="12pt" style:font-name-asian="Roboto Regular" style:font-size-asian="12pt" style:font-name-complex="Roboto Regular" fo:font-weight="normal" style:font-weight-asian="normal" style:text-underline-style="none"/>
    </style:style>
    <style:style style:name="P15" style:family="paragraph" style:parent-style-name="Normal">
      <style:paragraph-properties fo:text-align="justify"/>
    </style:style>
    <style:style style:name="T15_1" style:family="text">
      <style:text-properties fo:letter-spacing="0cm" style:text-line-through-style="none" fo:font-style="normal" style:font-style-asian="normal" fo:color="#000000" style:font-name="Roboto Regular" fo:font-size="12pt" style:font-name-asian="Roboto Regular" style:font-size-asian="12pt" style:font-name-complex="Roboto Regular" fo:font-weight="normal" style:font-weight-asian="normal" style:text-underline-style="none"/>
    </style:style>
    <style:style style:name="P16" style:family="paragraph" style:parent-style-name="Normal">
      <style:paragraph-properties fo:text-align="justify"/>
    </style:style>
    <style:style style:name="P17" style:family="paragraph" style:parent-style-name="Normal">
      <style:paragraph-properties fo:text-align="justify"/>
    </style:style>
    <style:style style:name="T17_1" style:family="text">
      <style:text-properties fo:letter-spacing="0cm" style:text-line-through-style="none" fo:font-style="normal" style:font-style-asian="normal" fo:color="#000000" style:font-name="Roboto Bold" fo:font-size="12pt" style:font-name-asian="Roboto Bold" style:font-size-asian="12pt" style:font-name-complex="Roboto Bold" fo:font-weight="bold" style:font-weight-asian="bold" style:text-underline-style="none"/>
    </style:style>
    <style:style style:name="P18" style:family="paragraph" style:parent-style-name="Normal">
      <style:paragraph-properties fo:text-align="justify"/>
    </style:style>
    <style:style style:name="T18_1" style:family="text">
      <style:text-properties fo:letter-spacing="0cm" style:text-line-through-style="none" fo:font-style="normal" style:font-style-asian="normal" fo:color="#000000" style:font-name="Roboto Regular" fo:font-size="12pt" style:font-name-asian="Roboto Regular" style:font-size-asian="12pt" style:font-name-complex="Roboto Regular" fo:font-weight="normal" style:font-weight-asian="normal" style:text-underline-style="none"/>
    </style:style>
    <style:style style:name="P19" style:family="paragraph" style:parent-style-name="Normal">
      <style:paragraph-properties fo:text-align="justify"/>
    </style:style>
    <style:style style:name="T19_1" style:family="text">
      <style:text-properties fo:letter-spacing="0cm" style:text-line-through-style="none" fo:font-style="normal" style:font-style-asian="normal" fo:color="#000000" style:font-name="Roboto Regular" fo:font-size="12pt" style:font-name-asian="Roboto Regular" style:font-size-asian="12pt" style:font-name-complex="Roboto Regular" fo:font-weight="normal" style:font-weight-asian="normal" style:text-underline-style="none"/>
    </style:style>
  </office:automatic-styles>
  <office:body>
    <office:text>
      <text:p text:style-name="P1"/>
      <text:p text:style-name="P2"><text:span text:style-name="T2_1">JOB<text:s/>OR<text:s/>SKILL<text:s/>RECOMMENDER<text:s/>-<text:s/>LITERATURE<text:s/>SURVEY</text:span></text:p>
      <text:p text:style-name="P3"/>
      <text:p text:style-name="P4"><text:span text:style-name="T4_1">INTRODUCTION</text:span></text:p>
      <text:p text:style-name="P5"/>
      <text:p text:style-name="P6"><text:span text:style-name="T6_1"><text:s text:c="9"/>In<text:s/>the<text:s/>ultimate<text:s/>years,<text:s/>job<text:s/>recommender<text:s/>systems<text:s/>have<text:s/>emerge<text:s/>as<text:s/>famous<text:s/>for<text:s/>the<text:s/>reason<text:s/>that<text:s/>they<text:s/>correctly<text:s/>minimize<text:s/>data<text:s/>overload<text:s/>by<text:s/>using<text:s/>producing<text:s/>customized<text:s/>job<text:s/>suggestions.<text:s/>Although<text:s/>in<text:s/>the<text:s/>literature<text:s/>exists<text:s/>a<text:s/>variety<text:s/>of<text:s/>strategies<text:s/>and<text:s/>techniques<text:s/>used<text:s/>as<text:s/>part<text:s/>of<text:s/>job<text:s/>recommender<text:s/>systems,<text:s/>most<text:s/>of<text:s/>them<text:s/>fail<text:s/>to<text:s/>recommending<text:s/>job<text:s/>vacancies<text:s/>that<text:s/>healthy<text:s/>proper<text:s/>to<text:s/>the<text:s/>job<text:s/>seekers<text:s/>profiles.<text:s/>Thus,<text:s/>the<text:s/>contributions<text:s/>of<text:s/>this<text:s/>work<text:s/>are<text:s/>threefold<text:s/>,<text:s/>we:<text:s/>i)made<text:s/>publicly<text:s/>accessible<text:s/>a<text:s/>new<text:s/>dataset<text:s/>formed<text:s/>by<text:s/>a<text:s/>set<text:s/>of<text:s/>job<text:s/>seekers<text:s/>profiles<text:s/>and<text:s/>a<text:s/>set<text:s/>of<text:s/>job<text:s/>vacancies<text:s/>amassed<text:s/>from<text:s/>distinctive<text:s/>job<text:s/>search<text:s/>engine<text:s/>sites<text:s/>ii)<text:s/>put<text:s/>ahead<text:s/>the<text:s/>proposal<text:s/>of<text:s/>a<text:s/>framework<text:s/>for<text:s/>job<text:s/>suggestion<text:s/>based<text:s/>totally<text:s/>on<text:s/>expert<text:s/>competencies<text:s/>of<text:s/>job<text:s/>seekers<text:s/>iii)<text:s/>carried<text:s/>out<text:s/>an<text:s/>assessment<text:s/>to<text:s/>quantify<text:s/>empirically<text:s/>the<text:s/>advice<text:s/>competencies<text:s/>of<text:s/>two<text:s/>stateof-the-art<text:s/>methods,<text:s/>thinking<text:s/>about<text:s/>special<text:s/>configurations,<text:s/>inside<text:s/>the<text:s/>proposed<text:s/>framework.<text:s/>Thus,<text:s/>we<text:s/>current<text:s/>a<text:s/>familiar<text:s/>panorama<text:s/>of<text:s/>job<text:s/>suggestion<text:s/>project<text:s/>aiming<text:s/>to<text:s/>facilitate<text:s/>lookup<text:s/>and<text:s/>real-world<text:s/>utility<text:s/>sketch<text:s/>regarding<text:s/>this<text:s/>necessary<text:s/>issue.<text:s/></text:span></text:p>
      <text:p text:style-name="P7"/>
      <text:p text:style-name="P8"/>
      <text:p text:style-name="P9"><text:span text:style-name="T9_1">[1]<text:s/>Collaborative<text:s/>job<text:s/>prediction<text:s/>based<text:s/>on<text:s/>Naïve<text:s/>Bayes<text:s/>Classifier<text:s/>using<text:s/>python<text:s/>platform<text:s/></text:span><text:span text:style-name="T9_2">Authors:<text:s/>Savita<text:s/>Choudhary<text:s/>Siddanth<text:s/>Koul,<text:s/>Shridhar<text:s/>Mishra,<text:s/>Anunay<text:s/>Thakur,<text:s/>Rishabh<text:s/>Jain<text:s/>Published<text:s/>in:<text:s/>2016<text:s/>International<text:s/>Conference<text:s/>on<text:s/>Computation<text:s/>System<text:s/>and<text:s/>Information<text:s/>Technology<text:s/>for<text:s/>Sustainable<text:s/>Solutions<text:s/>(CSITSS)<text:s/></text:span></text:p>
      <text:p text:style-name="P10"><text:span text:style-name="T10_1"><text:s text:c="6"/>The<text:s/>reason<text:s/>of<text:s/>this<text:s/>paper<text:s/>is<text:s/>to<text:s/>put<text:s/>in<text:s/>force<text:s/>a<text:s/>advice<text:s/>device<text:s/>for<text:s/>job<text:s/>portals<text:s/>based<text:s/>on<text:s/>collaborative<text:s/>filtering<text:s/>techniques.<text:s/>The<text:s/>machine<text:s/>is<text:s/>designed<text:s/>to<text:s/>recommend<text:s/>jobs<text:s/>to<text:s/>the<text:s/>consumer<text:s/>based<text:s/>on<text:s/>his<text:s/>profile<text:s/>and<text:s/>by<text:s/>means<text:s/>of<text:s/>calculating<text:s/>a<text:s/>similarity<text:s/>index<text:s/>between<text:s/>two<text:s/>skill<text:s/>units<text:s/>the<text:s/>use<text:s/>of<text:s/>Euclidean<text:s/>distance<text:s/>and<text:s/>then<text:s/>rating<text:s/>them<text:s/>the<text:s/>use<text:s/>of<text:s/>their<text:s/>naive<text:s/>Bayes<text:s/>algorithm.<text:s/>Python<text:s/>was<text:s/>once<text:s/>used<text:s/>to<text:s/>implement<text:s/>the<text:s/>suggestion<text:s/>system.<text:s/></text:span></text:p>
      <text:p text:style-name="P11"/>
      <text:p text:style-name="P12"><text:span text:style-name="T12_1">[2]<text:s/>CaPaR:<text:s/>A<text:s/>Career<text:s/>Path<text:s/>Recommendation<text:s/>Framework<text:s/></text:span></text:p>
      <text:p text:style-name="P13"><text:span text:style-name="T13_1">Authors:<text:s/>Magdalini<text:s/>Eirinaki,<text:s/>Bharat<text:s/>Patel,Varun<text:s/>Kakuste<text:s/></text:span></text:p>
      <text:p text:style-name="P14"><text:span text:style-name="T14_1">Published<text:s/>in:<text:s/>2017<text:s/>IEEE<text:s/>Third<text:s/>International<text:s/>Conference<text:s/>on<text:s/>Big<text:s/>Data<text:s/>Computing<text:s/>Service<text:s/>and<text:s/>Applications<text:s/>(BigDataService)<text:s/></text:span></text:p>
      <text:p text:style-name="P15"><text:span text:style-name="T15_1"><text:s text:c="6"/>Existing<text:s/>job<text:s/>suggestion<text:s/>structures<text:s/>only<text:s/>reflect<text:s/>onconsideration<text:s/>on<text:s/>the<text:s/>user's<text:s/>subject<text:s/>of<text:s/>pastime<text:s/>and<text:s/>omit<text:s/>the<text:s/>user's<text:s/>profile<text:s/>and<text:s/>skills,<text:s/>which<text:s/>should<text:s/>result<text:s/>in<text:s/>extra<text:s/>relevant<text:s/>career<text:s/>guidelines<text:s/>for<text:s/>users.<text:s/>CaPaR,<text:s/>a<text:s/>Career<text:s/>Path<text:s/>Recommendation<text:s/>framework,<text:s/>is<text:s/>proposed<text:s/>in<text:s/>this<text:s/>paper<text:s/>to<text:s/>address<text:s/>such<text:s/>shortcomings.<text:s/>The<text:s/>gadget<text:s/>scans<text:s/>the<text:s/>user's<text:s/>profile<text:s/>and<text:s/>resume,<text:s/>identifies<text:s/>the<text:s/>candidate's<text:s/>key<text:s/>skills,<text:s/>and<text:s/>generates<text:s/>customized<text:s/>job<text:s/>recommendations<text:s/>using<text:s/>textual<text:s/>content<text:s/>mining<text:s/>and<text:s/>collaborative<text:s/>filtering<text:s/>techniques.<text:s/>Furthermore,<text:s/>the<text:s/>device<text:s/>suggests<text:s/>to<text:s/>student's<text:s/>extra<text:s/>competencies<text:s/>needed<text:s/>for<text:s/>related<text:s/>job<text:s/>openings,<text:s/>as<text:s/>nicely<text:s/>as<text:s/>learning<text:s/>assets<text:s/>for<text:s/>each<text:s/>skill.<text:s/>As<text:s/>a<text:s/>result,<text:s/>the<text:s/>gadget<text:s/>not<text:s/>only<text:s/>permits<text:s/>its<text:s/>customers<text:s/>to<text:s/>explore<text:s/>big<text:s/>quantities<text:s/>of<text:s/>information,<text:s/>but<text:s/>additionally<text:s/>to<text:s/>enlarge<text:s/>their<text:s/>portfolio<text:s/>and<text:s/>resume<text:s/>in<text:s/>order<text:s/>to<text:s/>enhance<text:s/>their<text:s/>careers.</text:span></text:p>
      <text:p text:style-name="P16"/>
      <text:p text:style-name="P17"><text:span text:style-name="T17_1">[3]<text:s/>Generating<text:s/>Unified<text:s/>Candidate<text:s/>Skill<text:s/>Graph<text:s/>for<text:s/>Career<text:s/>Path<text:s/>Recommendation</text:span></text:p>
      <text:p text:style-name="P18"><text:span text:style-name="T18_1">Authors:<text:s/>Akshay<text:s/>Gugnani,<text:s/>Karthikeyan<text:s/>Ponnalagu<text:s/>and<text:s/>Vinay<text:s/>Kumar<text:s/>Reddy<text:s/>Kasireddy<text:s/>Published<text:s/>in:<text:s/>2018<text:s/>IEEE<text:s/>International<text:s/>Conference<text:s/>on<text:s/>Data<text:s/>Mining<text:s/>Workshops<text:s/>(ICDMW)<text:s text:c="54"/></text:span></text:p>
      <text:p text:style-name="P19"><text:span text:style-name="T19_1"><text:s text:c="4"/>Given<text:s/>the<text:s/>quantity<text:s/>of<text:s/>profession<text:s/>role<text:s/>statistics<text:s/>of<text:s/>individuals<text:s/>handy<text:s/>online,<text:s/>personalised<text:s/>profession<text:s/>route<text:s/>recommendation<text:s/>systems<text:s/>that<text:s/>should<text:s/>mine<text:s/>and<text:s/>advocate<text:s/>the<text:s/>most<text:s/>relevant<text:s/>profession<text:s/>paths<text:s/>for<text:s/>a<text:s/>consumer<text:s/>are<text:s/>on<text:s/>the<text:s/>rise.<text:s/>However,<text:s/>such<text:s/>advice<text:s/>systems<text:s/>usually<text:s/>are<text:s/>solely<text:s/>positive<text:s/>inside<text:s/>a<text:s/>single<text:s/>company<text:s/>the<text:s/>place<text:s/>there<text:s/>are<text:s/>standardized<text:s/>job<text:s/>roles.<text:s/>At<text:s/>an<text:s/>enterprise<text:s/>area<text:s/>level<text:s/>such<text:s/>as<text:s/>Information<text:s/>Technology<text:s/>or<text:s/>across<text:s/>such<text:s/>one<text:s/>of<text:s/>a<text:s/>kind<text:s/>enterprise<text:s/>sectors<text:s/>(such<text:s/>as<text:s/>retail,<text:s/>insurance,<text:s/>health<text:s/>care),<text:s/>mining<text:s/>and<text:s/>recommending<text:s/>the<text:s/>most<text:s/>applicable<text:s/>career<text:s/>paths<text:s/>for<text:s/>a<text:s/>user<text:s/>is<text:s/>still<text:s/>an<text:s/>unsolved<text:s/>lookup<text:s/>challenge.<text:s/>Towards<text:s/>addressing<text:s/>this<text:s/>problem,<text:s/>this<text:s/>paper<text:s/>proposes<text:s/>a<text:s/>machine<text:s/>that<text:s/>leverages<text:s/>the<text:s/>concept<text:s/>of<text:s/>competencies<text:s/>to<text:s/>construct<text:s/>talent<text:s/>graphs<text:s/>that<text:s/>can<text:s/>shape<text:s/>the<text:s/>foundation<text:s/>for<text:s/>profession<text:s/>path<text:s/>recommendations.<text:s/>Skills<text:s/>are<text:s/>perceived<text:s/>to<text:s/>be<text:s/>greater<text:s/>amenable<text:s/>for<text:s/>profession<text:s/>path<text:s/>standardizations<text:s/>across<text:s/>the<text:s/>organizations.<text:s/>The<text:s/>proposed<text:s/>device<text:s/>ingests<text:s/>a<text:s/>user's<text:s/>profile<text:s/>(in<text:s/>a<text:s/>pdf,<text:s/>phrase<text:s/>format<text:s/>or<text:s/>different<text:s/>public<text:s/>and<text:s/>shared<text:s/>data<text:s/>sources)<text:s/>and<text:s/>leverages<text:s/>an<text:s/>Open<text:s/>IE<text:s/>pipeline<text:s/>to<text:s/>extract<text:s/>education<text:s/>and<text:s/>experiences.<text:s/>Subsequently,<text:s/>the<text:s/>extracted<text:s/>entities<text:s/>are<text:s/>mapped<text:s/>as<text:s/>precise<text:s/>capabilities<text:s/>that<text:s/>are<text:s/>expressed<text:s/>in<text:s/>the<text:s/>form<text:s/>of<text:s/>a<text:s/>novel<text:s/>unified<text:s/>skill<text:s/>graph.<text:s/>Such<text:s/>ability<text:s/>graphs<text:s/>which<text:s/>capture<text:s/>both<text:s/>spatial<text:s/>and<text:s/>temporal<text:s/>relationships<text:s/>are<text:s/>believed<text:s/>to<text:s/>aid<text:s/>in<text:s/>producing<text:s/>specific<text:s/>profession<text:s/>path<text:s/>recommendations.<text:s/>An<text:s/>comparison<text:s/>of<text:s/>this<text:s/>modern<text:s/>ability<text:s/>extraction<text:s/>mannequin<text:s/>with<text:s/>an<text:s/>industrial<text:s/>scale<text:s/>dataset<text:s/>yielded<text:s/>a<text:s/>precision<text:s/>and<text:s/>recall<text:s/>of<text:s/>80.54%<text:s/>and<text:s/>86.44%<text:s/>respectively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2">
  <office:font-face-decls>
    <style:font-face style:name="Times New Roman" svg:font-family="Times New Roman" style:font-pitch="variable" style:font-family-generic="roman"/>
    <style:font-face style:name="Roboto Regular" svg:font-family="Roboto Regular"/>
    <style:font-face style:name="Roboto Bold" svg:font-family="Roboto Bold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Normal" style:family="paragraph">
      <style:paragraph-properties fo:margin-top="0cm" fo:margin-bottom="0cm" fo:orphans="2" fo:widows="2"/>
      <style:text-properties style:font-name="Roboto Regular" fo:font-size="11pt" style:font-name-asian="Roboto Regular" style:font-size-asian="11pt" style:font-name-complex="Roboto Regular" style:font-size-complex="11pt"/>
    </style:style>
    <style:style style:name="Heading_20_1" style:display-name="Heading 1" style:family="paragraph" style:parent-style-name="Normal" style:default-outline-level="1">
      <style:paragraph-properties fo:text-align="left" fo:line-height="100%" fo:margin-top="0cm" fo:margin-bottom="0.353cm"/>
      <style:text-properties fo:color="#0d0d0d" style:font-name="Roboto Regular" fo:font-size="24pt" style:font-name-asian="Roboto Regular" style:font-size-asian="24pt" style:font-name-complex="Roboto Regular" fo:font-weight="bold" style:font-weight-asian="bold"/>
    </style:style>
    <style:style style:name="Heading_20_2" style:display-name="Heading 2" style:family="paragraph" style:parent-style-name="Normal" style:default-outline-level="2">
      <style:paragraph-properties fo:text-align="left" fo:line-height="120%" fo:margin-top="0cm" fo:margin-bottom="0.282cm"/>
      <style:text-properties fo:color="#000000" style:font-name="Roboto Regular" fo:font-size="18pt" style:font-name-asian="Roboto Regular" style:font-size-asian="18pt" style:font-name-complex="Roboto Regular" fo:font-weight="bold" style:font-weight-asian="bold"/>
    </style:style>
    <style:style style:name="Heading_20_3" style:display-name="Heading 3" style:family="paragraph" style:parent-style-name="Normal" style:default-outline-level="3">
      <style:paragraph-properties fo:text-align="left" fo:line-height="120%" fo:margin-top="0cm" fo:margin-bottom="0.282cm"/>
      <style:text-properties fo:color="#000000" style:font-name="Roboto Regular" fo:font-size="16pt" style:font-name-asian="Roboto Regular" style:font-size-asian="16pt" style:font-name-complex="Roboto Regular" fo:font-weight="bold" style:font-weight-asian="bold"/>
    </style:style>
    <style:style style:name="Heading_20_4" style:display-name="Heading 4" style:family="paragraph" style:parent-style-name="Normal" style:default-outline-level="4">
      <style:paragraph-properties fo:text-align="left" fo:line-height="120%" fo:margin-top="0cm" fo:margin-bottom="0.282cm"/>
      <style:text-properties fo:font-style="italic" style:font-style-asian="italic" fo:color="#000000" style:font-name="Roboto Regular" fo:font-size="14pt" style:font-name-asian="Roboto Regular" style:font-size-asian="14pt" style:font-name-complex="Roboto Regular" fo:font-weight="bold" style:font-weight-asian="bold"/>
    </style:style>
    <style:style style:name="Heading_20_5" style:display-name="Heading 5" style:family="paragraph" style:parent-style-name="Normal" style:default-outline-level="5">
      <style:paragraph-properties fo:text-align="left" fo:background-color="#404040" fo:line-height="130%" fo:margin-top="0cm" fo:margin-bottom="0.282cm"/>
      <style:text-properties fo:color="#ffffff" style:font-name="Roboto Regular" fo:font-size="12pt" style:font-name-asian="Roboto Regular" style:font-size-asian="12pt" style:font-name-complex="Roboto Regular"/>
    </style:style>
    <style:style style:name="Heading_20_6" style:display-name="Heading 6" style:family="paragraph" style:parent-style-name="Normal" style:default-outline-level="6">
      <style:paragraph-properties fo:text-align="left" fo:line-height="120%" fo:margin-top="0cm" fo:margin-bottom="0.212cm"/>
      <style:text-properties fo:font-style="italic" style:font-style-asian="italic" fo:color="#000000" style:font-name="Roboto Regular" fo:font-size="11pt" style:font-name-asian="Roboto Regular" style:font-size-asian="11pt" style:font-name-complex="Roboto Regular" style:text-underline-style="solid" style:text-underline-color="font-color"/>
    </style:style>
    <style:style style:name="Heading_20_7" style:display-name="Heading 7" style:family="paragraph" style:parent-style-name="Normal" style:default-outline-level="7">
      <style:paragraph-properties fo:margin-top="0.071cm" fo:margin-bottom="0cm"/>
      <style:text-properties fo:font-style="italic" style:font-style-asian="italic" fo:color="#143b7f" style:font-name="Roboto Regular" fo:font-size="11pt" style:font-name-asian="Roboto Regular" style:font-size-asian="11pt" style:font-name-complex="Roboto Regular"/>
    </style:style>
    <style:style style:name="Heading_20_8" style:display-name="Heading 8" style:family="paragraph" style:parent-style-name="Normal" style:default-outline-level="8">
      <style:paragraph-properties fo:margin-top="0.071cm" fo:margin-bottom="0cm"/>
      <style:text-properties fo:color="#1a3a2a" style:font-name="Roboto Regular" fo:font-size="11pt" style:font-name-asian="Roboto Regular" style:font-size-asian="11pt" style:font-name-complex="Roboto Regular" fo:font-weight="bold" style:font-weight-asian="bold"/>
    </style:style>
    <style:style style:name="Heading_20_9" style:display-name="Heading 9" style:family="paragraph" style:parent-style-name="Normal" style:default-outline-level="9">
      <style:paragraph-properties fo:margin-top="0.071cm" fo:margin-bottom="0cm"/>
      <style:text-properties fo:font-style="italic" style:font-style-asian="italic" fo:color="#1a3a2a" style:font-name="Roboto Regular" fo:font-size="11pt" style:font-name-asian="Roboto Regular" style:font-size-asian="11pt" style:font-name-complex="Roboto Regular" fo:font-weight="bold" style:font-weight-asian="bold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Normal" style:default-outline-level="1">
      <style:paragraph-properties fo:text-align="left" fo:line-height="100%" fo:margin-top="0cm" fo:margin-bottom="0.635cm"/>
      <style:text-properties fo:letter-spacing="-0.018cm" fo:color="#1e58bf" style:font-name="Roboto Regular" fo:font-size="36pt" style:font-name-asian="Roboto Regular" style:font-size-asian="36pt" style:font-name-complex="Roboto Regular" fo:font-weight="bold" style:font-weight-asian="bold"/>
    </style:style>
    <style:style style:name="Subtitle" style:family="paragraph" style:parent-style-name="Normal" style:default-outline-level="2">
      <style:paragraph-properties fo:text-align="left" fo:line-height="100%" fo:margin-top="0.423cm" fo:margin-bottom="0.847cm"/>
      <style:text-properties fo:font-style="italic" style:font-style-asian="italic" fo:color="#404040" style:font-name="Roboto Regular" fo:font-size="12pt" style:font-name-asian="Roboto Regular" style:font-size-asian="12pt" style:font-name-complex="Roboto Regular" fo:font-weight="bold" style:font-weight-asian="bold"/>
    </style:style>
    <style:style style:name="Quote" style:family="paragraph" style:parent-style-name="Normal">
      <style:paragraph-properties fo:text-align="left" fo:background-color="#dae5f9" fo:line-height="130%" fo:margin-top="0cm" fo:margin-bottom="0.635cm" fo:padding-left="0.247cm" fo:border-left="#1e58bf 0.106cm solid"/>
      <style:text-properties fo:color="#000000" style:font-name="Roboto Regular" fo:font-size="12pt" style:font-name-asian="Roboto Regular" style:font-size-asian="12pt" style:font-name-complex="Roboto Regular"/>
    </style:style>
    <style:style style:name="Quote_20_Char" style:display-name="Quote Char" style:family="text" style:parent-style-name="Default_20_Paragraph_20_Font">
      <style:text-properties fo:font-style="italic" style:font-style-asian="italic" style:font-style-complex="italic" fo:color="#000000" fo:font-size="12pt" style:font-size-asian="12pt" style:font-size-complex="12pt"/>
    </style:style>
    <style:style style:name="Intense_20_Quote" style:display-name="Intense Quote" style:family="paragraph" style:parent-style-name="Normal">
      <style:paragraph-properties fo:line-height="125%" fo:margin-top="0.176cm" fo:padding-bottom="0.141cm" fo:border-bottom="#4f81bd 0.018cm solid" fo:margin-bottom="0cm" fo:border-left="#447de2 0.106cm solid" fo:margin-left="2.159cm" fo:margin-right="2.159cm"/>
      <style:text-properties fo:color="#447de2" style:font-name="Roboto Regular" fo:font-size="14pt" style:font-name-asian="Roboto Regular" style:font-size-asian="14pt" style:font-name-complex="Roboto Regular"/>
    </style:style>
    <style:style style:name="Intense_20_Quote_20_Char" style:display-name="Intense Quote Char" style:family="text" style:parent-style-name="Default_20_Paragraph_20_Font">
      <style:text-properties fo:font-style="italic" style:font-style-asian="italic" style:font-style-complex="italic" fo:color="#4f81bd" fo:font-size="12pt" style:font-size-asian="12pt" style:font-size-complex="12pt" fo:font-weight="bold" style:font-weight-asian="bold" style:font-weight-complex="bold"/>
    </style:style>
    <style:style style:name="List_20_Paragraph" style:display-name="List Paragraph" style:family="paragraph" style:parent-style-name="Normal">
      <style:paragraph-properties fo:margin-top="0cm" fo:margin-bottom="0cm" fo:margin-left="1.27cm"/>
      <style:text-properties fo:font-style="italic" style:font-style-asian="italic" fo:color="#447de2" style:font-name="Roboto Regular" fo:font-size="11pt" style:font-name-asian="Roboto Regular" style:font-size-asian="11pt" style:font-name-complex="Roboto Regular"/>
    </style:style>
    <style:style style:name="No_20_Spacing" style:display-name="No Spacing" style:family="paragraph" style:parent-style-name="Normal">
      <style:paragraph-properties fo:line-height="100%" fo:margin-top="0cm" fo:margin-bottom="0cm"/>
    </style:style>
    <style:style style:name="Subtle_20_Emphasis" style:display-name="Subtle Emphasis" style:family="text" style:parent-style-name="Default_20_Paragraph_20_Font">
      <style:text-properties fo:font-style="italic" style:font-style-asian="italic" fo:color="#bfbfbf"/>
    </style:style>
    <style:style style:name="Emphasis" style:family="text" style:parent-style-name="Default_20_Paragraph_20_Font">
      <style:text-properties fo:font-style="italic" style:font-style-asian="italic"/>
    </style:style>
    <style:style style:name="Intense_20_Emphasis" style:display-name="Intense Emphasis" style:family="text" style:parent-style-name="Default_20_Paragraph_20_Font">
      <style:text-properties fo:font-style="italic" style:font-style-asian="italic" fo:font-weight="bold" style:font-weight-asian="bold"/>
    </style:style>
    <style:style style:name="Strong" style:family="text" style:parent-style-name="Default_20_Paragraph_20_Font">
      <style:text-properties fo:font-weight="bold" style:font-weight-asian="bold"/>
    </style:style>
    <style:style style:name="Subtle_20_Reference" style:display-name="Subtle Reference" style:family="text" style:parent-style-name="Default_20_Paragraph_20_Font">
      <style:text-properties fo:font-variant="small-caps" fo:color="#bfbfbf" style:text-underline-style="solid" style:text-underline-color="font-color"/>
    </style:style>
    <style:style style:name="Intense_20_Reference" style:display-name="Intense Reference" style:family="text" style:parent-style-name="Default_20_Paragraph_20_Font">
      <style:text-properties fo:letter-spacing="0.009cm" fo:font-variant="small-caps" fo:font-weight="bold" style:font-weight-asian="bold" style:text-underline-style="solid" style:text-underline-color="font-color"/>
    </style:style>
    <style:style style:name="Book_20_Title" style:display-name="Book Title" style:family="text" style:parent-style-name="Default_20_Paragraph_20_Font">
      <style:text-properties fo:font-variant="small-caps" fo:font-weight="bold" style:font-weight-asian="bold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1.27cm" fo:padding-bottom="0cm" fo:margin-bottom="1.27cm" fo:padding-left="0cm" fo:margin-left="2.54cm" fo:padding-right="0cm" fo:margin-right="2.54cm">
        <style:columns fo:column-count="1" fo:column-gap="1.27cm">
          <style:column style:rel-width="0*"/>
        </style:columns>
      </style:page-layout-properties>
      <style:header-style>
        <style:header-footer-properties fo:min-height="1.27cm" style:dynamic-spacing="true"/>
      </style:header-style>
      <style:footer-style>
        <style:header-footer-properties fo:min-height="1.27cm" style:dynamic-spacing="true"/>
      </style:footer-style>
    </style:page-layout>
    <style:style style:name="P1" style:family="paragraph" style:parent-style-name="Normal" style:master-page-name="Standard"/>
    <style:style style:name="P2" style:family="paragraph" style:parent-style-name="Normal"/>
  </office:automatic-styles>
  <office:master-styles>
    <style:master-page style:name="Standard" style:page-layout-name="pm1">
      <style:header>
        <text:p text:style-name="P1"/>
      </style:header>
      <style:footer>
        <text:p text:style-name="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2">
  <office:meta>
    <meta:generator>Aspose.Words for Java 15.8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  <meta:user-defined meta:name="ZWConversion">2</meta:user-defined>
  </office:meta>
</office:document-meta>
</file>